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6142" officeooo:paragraph-rsid="000e61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16:06:21.442864251</meta:creation-date>
    <dc:date>2023-09-08T16:06:40.400697019</dc:date>
    <meta:editing-duration>PT19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7.3.7.2$Linux_X86_64 LibreOffice_project/30$Build-2</meta:generator>
  </office:meta>
</office:document-meta>
</file>